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a5af" officeooo:paragraph-rsid="0009a5af"/>
    </style:style>
    <style:style style:name="P2" style:family="paragraph" style:parent-style-name="Standard">
      <style:text-properties officeooo:rsid="000c665c" officeooo:paragraph-rsid="000c665c"/>
    </style:style>
    <style:style style:name="P3" style:family="paragraph" style:parent-style-name="Standard">
      <style:text-properties officeooo:rsid="000e4168" officeooo:paragraph-rsid="000e4168"/>
    </style:style>
    <style:style style:name="P4" style:family="paragraph" style:parent-style-name="Standard">
      <style:text-properties officeooo:rsid="000efc37" officeooo:paragraph-rsid="000efc37"/>
    </style:style>
    <style:style style:name="P5" style:family="paragraph" style:parent-style-name="Standard">
      <style:text-properties officeooo:rsid="000efc37" officeooo:paragraph-rsid="0015eb0c"/>
    </style:style>
    <style:style style:name="P6" style:family="paragraph" style:parent-style-name="Standard">
      <style:text-properties fo:font-weight="bold" officeooo:rsid="000efc37" officeooo:paragraph-rsid="000efc37" style:font-weight-asian="bold" style:font-weight-complex="bold"/>
    </style:style>
    <style:style style:name="P7" style:family="paragraph" style:parent-style-name="Standard">
      <style:text-properties fo:font-weight="normal" officeooo:rsid="000efc37" officeooo:paragraph-rsid="000efc37" style:font-weight-asian="normal" style:font-weight-complex="normal"/>
    </style:style>
    <style:style style:name="P8" style:family="paragraph" style:parent-style-name="Standard" style:list-style-name="L1">
      <style:text-properties officeooo:rsid="0009a5af" officeooo:paragraph-rsid="0009a5af"/>
    </style:style>
    <style:style style:name="P9" style:family="paragraph" style:parent-style-name="Standard" style:list-style-name="L1">
      <style:text-properties officeooo:rsid="000b58dd" officeooo:paragraph-rsid="000b58dd"/>
    </style:style>
    <style:style style:name="P10" style:family="paragraph" style:parent-style-name="Standard" style:list-style-name="L1">
      <style:text-properties officeooo:rsid="000c665c" officeooo:paragraph-rsid="000c665c"/>
    </style:style>
    <style:style style:name="P11" style:family="paragraph" style:parent-style-name="Standard" style:list-style-name="L2">
      <style:text-properties officeooo:rsid="000efc37" officeooo:paragraph-rsid="000efc37"/>
    </style:style>
    <style:style style:name="P12" style:family="paragraph" style:parent-style-name="Standard" style:list-style-name="L3">
      <style:text-properties fo:font-weight="normal" officeooo:rsid="00209c5f" officeooo:paragraph-rsid="00209c5f" style:font-weight-asian="normal" style:font-weight-complex="normal"/>
    </style:style>
    <style:style style:name="P13" style:family="paragraph" style:parent-style-name="Standard">
      <style:text-properties fo:font-weight="normal" officeooo:rsid="002a1dc3" officeooo:paragraph-rsid="002a1dc3" style:font-weight-asian="normal" style:font-weight-complex="normal"/>
    </style:style>
    <style:style style:name="P14" style:family="paragraph" style:parent-style-name="Standard" style:list-style-name="L4" style:master-page-name="">
      <loext:graphic-properties draw:fill="none"/>
      <style:paragraph-properties fo:margin-left="3.9cm" fo:margin-right="0cm" fo:text-align="start" style:justify-single-word="false" fo:text-indent="0cm" style:auto-text-indent="false" style:page-number="auto" fo:background-color="transparent"/>
      <style:text-properties fo:font-weight="normal" officeooo:rsid="002a1dc3" officeooo:paragraph-rsid="002a1dc3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4.5cm" fo:margin-right="0cm" fo:text-align="start" style:justify-single-word="false" fo:text-indent="-0.6cm" style:auto-text-indent="false" fo:background-color="transparent"/>
      <style:text-properties fo:font-weight="normal" officeooo:rsid="002a1dc3" officeooo:paragraph-rsid="002a1dc3" style:font-weight-asian="normal" style:font-weight-complex="normal"/>
    </style:style>
    <style:style style:name="P16" style:family="paragraph" style:parent-style-name="Standard" style:list-style-name="L8">
      <loext:graphic-properties draw:fill="none"/>
      <style:paragraph-properties fo:background-color="transparent"/>
      <style:text-properties fo:font-weight="normal" officeooo:rsid="002be31d" officeooo:paragraph-rsid="002be31d" style:font-weight-asian="normal" style:font-weight-complex="normal"/>
    </style:style>
    <style:style style:name="P17" style:family="paragraph" style:parent-style-name="Standard">
      <style:text-properties fo:font-weight="normal" officeooo:rsid="000efc37" officeooo:paragraph-rsid="000efc37" style:font-weight-asian="normal" style:font-weight-complex="normal"/>
    </style:style>
    <style:style style:name="P18" style:family="paragraph" style:parent-style-name="Standard" style:list-style-name="L12">
      <style:paragraph-properties fo:margin-top="0.101cm" fo:margin-bottom="0.101cm" style:contextual-spacing="false"/>
      <style:text-properties fo:font-weight="normal" officeooo:rsid="002e96e8" officeooo:paragraph-rsid="002e96e8" style:font-weight-asian="normal" style:font-weight-complex="normal"/>
    </style:style>
    <style:style style:name="P19" style:family="paragraph" style:parent-style-name="Standard">
      <style:text-properties fo:font-weight="normal" officeooo:rsid="002e96e8" officeooo:paragraph-rsid="002e96e8" style:font-weight-asian="normal" style:font-weight-complex="normal"/>
    </style:style>
    <style:style style:name="P20" style:family="paragraph" style:parent-style-name="Standard" style:list-style-name="L13">
      <style:text-properties fo:font-weight="normal" officeooo:rsid="002e96e8" officeooo:paragraph-rsid="002e96e8" style:font-weight-asian="normal" style:font-weight-complex="normal"/>
    </style:style>
    <style:style style:name="P21" style:family="paragraph" style:parent-style-name="Standard" style:list-style-name="L14">
      <style:text-properties fo:font-weight="normal" officeooo:rsid="002e96e8" officeooo:paragraph-rsid="002e96e8" style:font-weight-asian="normal" style:font-weight-complex="normal"/>
    </style:style>
    <style:style style:name="P22" style:family="paragraph" style:parent-style-name="Standard" style:list-style-name="L16">
      <style:text-properties fo:font-weight="normal" officeooo:rsid="002e96e8" officeooo:paragraph-rsid="002e96e8" style:font-weight-asian="normal" style:font-weight-complex="normal"/>
    </style:style>
    <style:style style:name="P23" style:family="paragraph" style:parent-style-name="Standard" style:list-style-name="L19">
      <style:paragraph-properties fo:margin-top="0.101cm" fo:margin-bottom="0.101cm" style:contextual-spacing="false"/>
      <style:text-properties fo:font-weight="normal" officeooo:rsid="002e96e8" officeooo:paragraph-rsid="002e96e8" style:font-weight-asian="normal" style:font-weight-complex="normal"/>
    </style:style>
    <style:style style:name="P24" style:family="paragraph" style:parent-style-name="Standard" style:list-style-name="L20">
      <style:paragraph-properties fo:margin-top="0.101cm" fo:margin-bottom="0.101cm" style:contextual-spacing="false"/>
      <style:text-properties fo:font-weight="normal" officeooo:rsid="002e96e8" officeooo:paragraph-rsid="002e96e8" style:font-weight-asian="normal" style:font-weight-complex="normal"/>
    </style:style>
    <style:style style:name="P25" style:family="paragraph" style:parent-style-name="Standard" style:list-style-name="L20">
      <style:text-properties fo:font-weight="normal" officeooo:rsid="002f0c43" officeooo:paragraph-rsid="002f0c43" style:font-weight-asian="normal" style:font-weight-complex="normal"/>
    </style:style>
    <style:style style:name="P26" style:family="paragraph" style:parent-style-name="Standard">
      <style:text-properties fo:font-weight="normal" officeooo:rsid="002f0c43" officeooo:paragraph-rsid="002f0c43" style:font-weight-asian="normal" style:font-weight-complex="normal"/>
    </style:style>
    <style:style style:name="P27" style:family="paragraph" style:parent-style-name="Standard" style:list-style-name="L21">
      <style:text-properties fo:font-weight="normal" officeooo:rsid="002f84a4" officeooo:paragraph-rsid="002f84a4" style:font-weight-asian="normal" style:font-weight-complex="normal"/>
    </style:style>
    <style:style style:name="P28" style:family="paragraph" style:parent-style-name="Standard" style:list-style-name="L5">
      <style:text-properties fo:font-weight="bold" officeooo:rsid="00232dc5" officeooo:paragraph-rsid="00232dc5" style:font-weight-asian="bold" style:font-weight-complex="bold"/>
    </style:style>
    <style:style style:name="P29" style:family="paragraph" style:parent-style-name="Standard" style:list-style-name="L4">
      <style:text-properties fo:font-weight="bold" officeooo:rsid="002870bd" officeooo:paragraph-rsid="002870bd" style:font-weight-asian="bold" style:font-weight-complex="bold"/>
    </style:style>
    <style:style style:name="P30" style:family="paragraph" style:parent-style-name="Standard">
      <style:text-properties fo:font-weight="bold" officeooo:rsid="002870bd" officeooo:paragraph-rsid="002870bd" style:font-weight-asian="bold" style:font-weight-complex="bold"/>
    </style:style>
    <style:style style:name="P31" style:family="paragraph" style:parent-style-name="Standard" style:list-style-name="L4">
      <loext:graphic-properties draw:fill="none"/>
      <style:paragraph-properties fo:margin-left="4.5cm" fo:margin-right="0cm" fo:text-align="start" style:justify-single-word="false" fo:text-indent="-0.6cm" style:auto-text-indent="false" fo:background-color="transparent"/>
      <style:text-properties fo:font-weight="bold" officeooo:rsid="002a1dc3" officeooo:paragraph-rsid="002a1dc3" style:font-weight-asian="bold" style:font-weight-complex="bold"/>
    </style:style>
    <style:style style:name="P32" style:family="paragraph" style:parent-style-name="Standard" style:list-style-name="L7">
      <style:text-properties fo:font-weight="bold" officeooo:rsid="002a9b75" officeooo:paragraph-rsid="002a9b75" style:font-weight-asian="bold" style:font-weight-complex="bold"/>
    </style:style>
    <style:style style:name="P33" style:family="paragraph" style:parent-style-name="Standard">
      <style:text-properties officeooo:paragraph-rsid="002a9b75"/>
    </style:style>
    <style:style style:name="P34" style:family="paragraph" style:parent-style-name="Standard" style:list-style-name="L11">
      <style:text-properties officeooo:paragraph-rsid="000efc37"/>
    </style:style>
    <style:style style:name="P35" style:family="paragraph" style:parent-style-name="Standard" style:list-style-name="L21">
      <style:text-properties officeooo:paragraph-rsid="002fa32e"/>
    </style:style>
    <style:style style:name="P36" style:family="paragraph" style:parent-style-name="Standard" style:list-style-name="L21">
      <style:text-properties officeooo:rsid="0032b796" officeooo:paragraph-rsid="0032b796"/>
    </style:style>
    <style:style style:name="T1" style:family="text">
      <style:text-properties officeooo:rsid="000d8e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c4dc" style:font-weight-asian="bold" style:font-weight-complex="bold"/>
    </style:style>
    <style:style style:name="T4" style:family="text">
      <style:text-properties fo:font-weight="bold" officeooo:rsid="001d87a2" style:font-weight-asian="bold" style:font-weight-complex="bold"/>
    </style:style>
    <style:style style:name="T5" style:family="text">
      <style:text-properties fo:font-weight="bold" officeooo:rsid="002870bd" style:font-weight-asian="bold" style:font-weight-complex="bold"/>
    </style:style>
    <style:style style:name="T6" style:family="text">
      <style:text-properties officeooo:rsid="000fab8e"/>
    </style:style>
    <style:style style:name="T7" style:family="text">
      <style:text-properties officeooo:rsid="001071c8"/>
    </style:style>
    <style:style style:name="T8" style:family="text">
      <style:text-properties officeooo:rsid="0012434c"/>
    </style:style>
    <style:style style:name="T9" style:family="text">
      <style:text-properties officeooo:rsid="00157a95"/>
    </style:style>
    <style:style style:name="T10" style:family="text">
      <style:text-properties officeooo:rsid="0015eb0c"/>
    </style:style>
    <style:style style:name="T11" style:family="text">
      <style:text-properties officeooo:rsid="001967bb"/>
    </style:style>
    <style:style style:name="T12" style:family="text">
      <style:text-properties officeooo:rsid="001ac4dc"/>
    </style:style>
    <style:style style:name="T13" style:family="text">
      <style:text-properties officeooo:rsid="001d87a2"/>
    </style:style>
    <style:style style:name="T14" style:family="text">
      <style:text-properties officeooo:rsid="001d94ab"/>
    </style:style>
    <style:style style:name="T15" style:family="text">
      <style:text-properties officeooo:rsid="001f859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efc37" style:font-weight-asian="normal" style:font-weight-complex="normal"/>
    </style:style>
    <style:style style:name="T18" style:family="text">
      <style:text-properties fo:font-weight="normal" officeooo:rsid="002fa32e" style:font-weight-asian="normal" style:font-weight-complex="normal"/>
    </style:style>
    <style:style style:name="T19" style:family="text">
      <style:text-properties officeooo:rsid="002d925e"/>
    </style:style>
    <style:style style:name="T20" style:family="text">
      <style:text-properties officeooo:rsid="002e96e8"/>
    </style:style>
    <style:style style:name="T21" style:family="text">
      <style:text-properties officeooo:rsid="002f84a4"/>
    </style:style>
    <style:style style:name="T22" style:family="text">
      <style:text-properties officeooo:rsid="0033a0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kubernetes :-</text:p>
      <text:p text:style-name="P1"/>
      <text:list text:style-name="L1">
        <text:list-item>
          <text:p text:style-name="P8">Open source orchestration system for docker containers</text:p>
        </text:list-item>
        <text:list-item>
          <text:p text:style-name="P8">Manage docker containers automatically</text:p>
        </text:list-item>
        <text:list-item>
          <text:p text:style-name="P8">can run docker containers on cluster of systems.</text:p>
        </text:list-item>
        <text:list-item>
          <text:p text:style-name="P8">Can run multiple containers on single system</text:p>
        </text:list-item>
        <text:list-item>
          <text:p text:style-name="P8">Manages state of Containers : Can Start Containers, Restart, Move from one node to another node.</text:p>
        </text:list-item>
        <text:list-item>
          <text:p text:style-name="P9"><text:span text:style-name="T1">Popular </text:span>Alternatives :- </text:p>
          <text:list>
            <text:list-item>
              <text:p text:style-name="P10">Docker Swarm : inbuilt into docker not as extensible as kubernetes</text:p>
            </text:list-item>
            <text:list-item>
              <text:p text:style-name="P10">Mesos : handle multiple loads like docker, Docker is just one of them.</text:p>
            </text:list-item>
          </text:list>
        </text:list-item>
      </text:list>
      <text:p text:style-name="P2"/>
      <text:p text:style-name="P2"/>
      <text:p text:style-name="P2"/>
      <text:p text:style-name="P3">What are Containers ? <text:span text:style-name="T2">:</text:span></text:p>
      <text:p text:style-name="P3"/>
      <text:list text:style-name="L2">
        <text:list-item>
          <text:p text:style-name="P11"><text:span text:style-name="T19">Di</text:span>ff between <text:span text:style-name="T2">virtual machines</text:span> &amp; <text:span text:style-name="T2">docker containers</text:span> </text:p>
        </text:list-item>
      </text:list>
      <text:p text:style-name="P4"/>
      <text:p text:style-name="P6"><text:tab/><text:tab/><text:span text:style-name="T7">VMs Architecture</text:span></text:p>
      <text:p text:style-name="P6"><text:tab/><text:tab/><text:tab/><text:tab/><text:tab/><text:tab/><text:span text:style-name="T10">_______________VM___________________</text:span></text:p>
      <text:p text:style-name="P5"><text:tab/><text:tab/><text:span text:style-name="T6">physical server -&gt; host OS -&gt; Hypervisor -&gt; multiple guest OS -&gt; multiple </text:span><text:span text:style-name="T8">bin</text:span></text:p>
      <text:p text:style-name="P5"><text:tab/><text:tab/><text:span text:style-name="T10">______VM__________</text:span></text:p>
      <text:p text:style-name="P5"><text:span text:style-name="T6"><text:s/><text:tab/><text:tab/>libraries -&gt;</text:span> <text:span text:style-name="T6">multiple apps.</text:span></text:p>
      <text:p text:style-name="P4"><text:tab/><text:tab/></text:p>
      <text:p text:style-name="P6"><text:tab/><text:tab/><text:span text:style-name="T8">Docker Containers</text:span></text:p>
      <text:p text:style-name="P6"><text:tab/><text:tab/><text:tab/><text:tab/><text:tab/><text:tab/><text:span text:style-name="T10">______Containers________________</text:span></text:p>
      <text:p text:style-name="P7"><text:tab/><text:tab/><text:span text:style-name="T8">physical server -&gt; host OS -&gt; </text:span><text:span text:style-name="T9">D</text:span><text:span text:style-name="T8">ocker Engine -&gt; </text:span><text:span text:style-name="T9">binary libs and APPs</text:span></text:p>
      <text:p text:style-name="P7"/>
      <text:p text:style-name="P7"/>
      <text:p text:style-name="P7"/>
      <text:p text:style-name="P7"><text:tab/><text:span text:style-name="T11">Docker are lightweight then running VMs, but on Cloud, providers still use VMs to seperate <text:tab/>Customers from each other.</text:span></text:p>
      <text:p text:style-name="P7"/>
      <text:p text:style-name="P7"/>
      <text:p text:style-name="P7"><text:tab/><text:span text:style-name="T3">Docker </text:span><text:span text:style-name="T12">is the most popular container software, </text:span><text:span text:style-name="T4">Alternative</text:span><text:span text:style-name="T13"> </text:span><text:span text:style-name="T14">rkt(Rocket) </text:span><text:span text:style-name="T15">also works with <text:tab/>kubernetes:</text:span></text:p>
      <text:p text:style-name="P7"/>
      <text:p text:style-name="P7"/>
      <text:p text:style-name="P7"><text:tab/><text:span text:style-name="T20">Consists of :-</text:span></text:p>
      <text:p text:style-name="P7"/>
      <text:list xml:id="list4131149579" text:style-name="L12">
        <text:list-item>
          <text:p text:style-name="P18">Docker Engine:</text:p>
        </text:list-item>
      </text:list>
      <text:list xml:id="list1610324111" text:style-name="L19">
        <text:list-item>
          <text:list>
            <text:list-item>
              <text:p text:style-name="P23">docker ka runtime h.</text:p>
            </text:list-item>
            <text:list-item>
              <text:p text:style-name="P23">Software to make docker images.</text:p>
            </text:list-item>
          </text:list>
        </text:list-item>
      </text:list>
      <text:list text:style-name="L13">
        <text:list-header>
          <text:p text:style-name="P20"/>
        </text:list-header>
      </text:list>
      <text:list xml:id="list192359625702885" text:continue-list="list4131149579" text:style-name="L12">
        <text:list-item>
          <text:p text:style-name="P18">Docker Hub</text:p>
        </text:list-item>
      </text:list>
      <text:list text:style-name="L20">
        <text:list-item>
          <text:list>
            <text:list-item>
              <text:p text:style-name="P24">Online service to <text:span text:style-name="T2">store</text:span> and <text:span text:style-name="T2">fetch</text:span> docker images.</text:p>
            </text:list-item>
            <text:list-item>
              <text:p text:style-name="P25">Also allow you to <text:span text:style-name="T2">build docker images</text:span> online.</text:p>
            </text:list-item>
          </text:list>
        </text:list-item>
      </text:list>
      <text:p text:style-name="P26"/>
      <text:p text:style-name="P26"/>
      <text:p text:style-name="P26"/>
      <text:p text:style-name="P26"><text:soft-page-break/><text:tab/><text:span text:style-name="T21">Benefits:</text:span></text:p>
      <text:p text:style-name="Horizontal_20_Line"/>
      <text:list xml:id="list3841223354" text:style-name="L21">
        <text:list-item>
          <text:p text:style-name="P27">Development teams are able to ship faster due to binaries</text:p>
        </text:list-item>
        <text:list-item>
          <text:p text:style-name="P27">we can run the same docker image unchanged, on laptops, VMs, cloud providers.</text:p>
        </text:list-item>
        <text:list-item>
          <text:p text:style-name="P35"><text:span text:style-name="T18">A common example is A Ship with multiple container, which can be run anywhere.</text:span></text:p>
          <text:list>
            <text:list-item>
              <text:list>
                <text:list-item>
                  <text:list>
                    <text:list-item>
                      <text:p text:style-name="P36"><text:span text:style-name="T18">B</text:span><text:span text:style-name="T16">e it on a local machines</text:span></text:p>
                    </text:list-item>
                    <text:list-item>
                      <text:p text:style-name="P36"><text:span text:style-name="T16">cloud</text:span></text:p>
                    </text:list-item>
                    <text:list-item>
                      <text:p text:style-name="P36"><text:span text:style-name="T16">kuberenet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><text:span text:style-name="T22"><text:s/><text:tab/>Difference ways of setting up Kubernetes:</text:span></text:p>
      <text:p text:style-name="Horizontal_20_Line"/>
      <text:p text:style-name="Text_20_body"/>
      <text:list text:style-name="L16">
        <text:list-item>
          <text:list>
            <text:list-header>
              <text:p text:style-name="P22"/>
            </text:list-header>
          </text:list>
        </text:list-item>
      </text:list>
      <text:list text:style-name="L14">
        <text:list-item>
          <text:list>
            <text:list-header>
              <text:p text:style-name="P21"/>
            </text:list-header>
          </text:list>
        </text:list-item>
      </text:list>
      <text:list text:style-name="L11">
        <text:list-header>
          <text:p text:style-name="P34"><text:span text:style-name="T17"/></text:p>
        </text:list-header>
      </text:list>
      <text:p text:style-name="P7"/>
      <text:p text:style-name="P7"/>
      <text:list text:style-name="L8">
        <text:list-header>
          <text:p text:style-name="P16"/>
        </text:list-header>
      </text:list>
      <text:p text:style-name="P30"/>
      <text:p text:style-name="P30"><text:s text:c="5"/></text:p>
      <text:p text:style-name="P33"><text:span text:style-name="T5"/></text:p>
      <text:p text:style-name="P33"><text:span text:style-name="T5"/></text:p>
      <text:list text:style-name="L7">
        <text:list-header>
          <text:p text:style-name="P32"/>
        </text:list-header>
      </text:list>
      <text:list xml:id="list155718874" text:style-name="L4">
        <text:list-item>
          <text:list>
            <text:list-header>
              <text:p text:style-name="P29"/>
              <text:p text:style-name="P14"/>
            </text:list-header>
          </text:list>
        </text:list-item>
      </text:list>
      <text:p text:style-name="P15"/>
      <text:p text:style-name="P15"/>
      <text:list xml:id="list192358129504574" text:continue-numbering="true" text:style-name="L4">
        <text:list-item>
          <text:list>
            <text:list-item>
              <text:list>
                <text:list-header>
                  <text:p text:style-name="P31"/>
                </text:list-header>
              </text:list>
            </text:list-item>
          </text:list>
        </text:list-item>
      </text:list>
      <text:p text:style-name="P30"/>
      <text:p text:style-name="P30"/>
      <text:list xml:id="list192358550539014" text:continue-numbering="true" text:style-name="L4">
        <text:list-header>
          <text:p text:style-name="P29"/>
          <text:p text:style-name="P29"/>
        </text:list-header>
      </text:list>
      <text:p text:style-name="P13"/>
      <text:list text:style-name="L5">
        <text:list-header>
          <text:p text:style-name="P28"/>
        </text:list-header>
      </text:list>
      <text:list text:style-name="L3">
        <text:list-item>
          <text:list>
            <text:list-header>
              <text:p text:style-name="P12"/>
            </text:list-header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38:22.153000000</meta:creation-date>
    <dc:date>2024-11-26T18:59:17.503000000</dc:date>
    <meta:editing-duration>PT1H39M22S</meta:editing-duration>
    <meta:editing-cycles>4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7" meta:word-count="269" meta:character-count="1596" meta:non-whitespace-character-count="1351"/>
  </office:meta>
</office:document-meta>
</file>